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2.755cm"/>
    </style:style>
    <style:style style:name="co6" style:family="table-column">
      <style:table-column-properties fo:break-before="auto" style:column-width="2.609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2.762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promedio movil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DVD's</text:p>
          </table:table-cell>
          <table:table-cell table:style-name="ce1" office:value-type="string">
            <text:p>Promedio de 3 periodos</text:p>
          </table:table-cell>
          <table:table-cell table:style-name="ce1" office:value-type="string">
            <text:p>Error Cuadratico</text:p>
          </table:table-cell>
          <table:table-cell table:style-name="ce1" office:value-type="string">
            <text:p>Mt</text:p>
            <text:p/>
          </table:table-cell>
          <table:table-cell table:style-name="ce1" office:value-type="string">
            <text:p>M't</text:p>
          </table:table-cell>
          <table:table-cell table:style-name="ce1" office:value-type="string">
            <text:p>At=2*Mt-M't</text:p>
          </table:table-cell>
          <table:table-cell table:style-name="ce1" office:value-type="string">
            <text:p>Bt=2/(k-1)(M-M')</text:p>
          </table:table-cell>
          <table:table-cell table:style-name="ce1" office:value-type="string">
            <text:p>Pronostico (promedio movil doble ajustado de 3 periodos P=1)</text:p>
            <text:p>at+bt*p</text:p>
          </table:table-cell>
          <table:table-cell table:style-name="ce1" office:value-type="string">
            <text:p>Error Cuadratico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4">
            <text:p>654.000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8">
            <text:p>658.000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65">
            <text:p>665.000</text:p>
          </table:table-cell>
          <table:table-cell table:number-columns-repeated="2"/>
          <table:table-cell table:formula="of:=AVERAGE([.B2:.B4])" office:value-type="float" office:value="659">
            <text:p>659.000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2">
            <text:p>672.000</text:p>
          </table:table-cell>
          <table:table-cell table:formula="of:=AVERAGE([.B2:.B4])" office:value-type="float" office:value="659">
            <text:p>659.000</text:p>
          </table:table-cell>
          <table:table-cell table:formula="of:=([.B5]-[.C5])^2" office:value-type="float" office:value="169">
            <text:p>169.000</text:p>
          </table:table-cell>
          <table:table-cell table:formula="of:=AVERAGE([.B3:.B5])" office:value-type="float" office:value="665">
            <text:p>665.00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73">
            <text:p>673.000</text:p>
          </table:table-cell>
          <table:table-cell table:formula="of:=AVERAGE([.B3:.B5])" office:value-type="float" office:value="665">
            <text:p>665.000</text:p>
          </table:table-cell>
          <table:table-cell table:formula="of:=([.B6]-[.C6])^2" office:value-type="float" office:value="64">
            <text:p>64.000</text:p>
          </table:table-cell>
          <table:table-cell table:formula="of:=AVERAGE([.B4:.B6])" office:value-type="float" office:value="670">
            <text:p>670.000</text:p>
          </table:table-cell>
          <table:table-cell table:formula="of:=AVERAGE([.E4:.E6])" office:value-type="float" office:value="664.666666666667">
            <text:p>664.667</text:p>
          </table:table-cell>
          <table:table-cell table:formula="of:=2*[.E6]-[.F6]" office:value-type="float" office:value="675.333333333333">
            <text:p>675.333</text:p>
          </table:table-cell>
          <table:table-cell table:formula="of:=2*([.E6]-[.F6])/(3-1)" office:value-type="float" office:value="5.33333333333337">
            <text:p>5.333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1">
            <text:p>671.000</text:p>
          </table:table-cell>
          <table:table-cell table:formula="of:=AVERAGE([.B4:.B6])" office:value-type="float" office:value="670">
            <text:p>670.000</text:p>
          </table:table-cell>
          <table:table-cell table:formula="of:=([.B7]-[.C7])^2" office:value-type="float" office:value="1">
            <text:p>1.000</text:p>
          </table:table-cell>
          <table:table-cell table:formula="of:=AVERAGE([.B5:.B7])" office:value-type="float" office:value="672">
            <text:p>672.000</text:p>
          </table:table-cell>
          <table:table-cell table:formula="of:=AVERAGE([.E5:.E7])" office:value-type="float" office:value="669">
            <text:p>669.000</text:p>
          </table:table-cell>
          <table:table-cell table:formula="of:=2*[.E7]-[.F7]" office:value-type="float" office:value="675">
            <text:p>675.000</text:p>
          </table:table-cell>
          <table:table-cell table:formula="of:=2*([.E7]-[.F7])/(3-1)" office:value-type="float" office:value="3">
            <text:p>3.000</text:p>
          </table:table-cell>
          <table:table-cell table:formula="of:=[.G6]+[.H6]*1" office:value-type="float" office:value="680.666666666667">
            <text:p>680.667</text:p>
          </table:table-cell>
          <table:table-cell table:formula="of:=([.B7]-[.I7])^2" office:value-type="float" office:value="93.4444444444459">
            <text:p>93.444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3">
            <text:p>693.000</text:p>
          </table:table-cell>
          <table:table-cell table:formula="of:=AVERAGE([.B5:.B7])" office:value-type="float" office:value="672">
            <text:p>672.000</text:p>
          </table:table-cell>
          <table:table-cell table:formula="of:=([.B8]-[.C8])^2" office:value-type="float" office:value="441">
            <text:p>441.000</text:p>
          </table:table-cell>
          <table:table-cell table:formula="of:=AVERAGE([.B6:.B8])" office:value-type="float" office:value="679">
            <text:p>679.000</text:p>
          </table:table-cell>
          <table:table-cell table:formula="of:=AVERAGE([.E6:.E8])" office:value-type="float" office:value="673.666666666667">
            <text:p>673.667</text:p>
          </table:table-cell>
          <table:table-cell table:formula="of:=2*[.E8]-[.F8]" office:value-type="float" office:value="684.333333333333">
            <text:p>684.333</text:p>
          </table:table-cell>
          <table:table-cell table:formula="of:=2*([.E8]-[.F8])/(3-1)" office:value-type="float" office:value="5.33333333333337">
            <text:p>5.333</text:p>
          </table:table-cell>
          <table:table-cell table:formula="of:=[.G7]+[.H7]*1" office:value-type="float" office:value="678">
            <text:p>678.000</text:p>
          </table:table-cell>
          <table:table-cell table:formula="of:=([.B8]-[.I8])^2" office:value-type="float" office:value="225">
            <text:p>225.000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4">
            <text:p>694.000</text:p>
          </table:table-cell>
          <table:table-cell table:formula="of:=AVERAGE([.B6:.B8])" office:value-type="float" office:value="679">
            <text:p>679.000</text:p>
          </table:table-cell>
          <table:table-cell table:formula="of:=([.B9]-[.C9])^2" office:value-type="float" office:value="225">
            <text:p>225.000</text:p>
          </table:table-cell>
          <table:table-cell table:formula="of:=AVERAGE([.B7:.B9])" office:value-type="float" office:value="686">
            <text:p>686.000</text:p>
          </table:table-cell>
          <table:table-cell table:formula="of:=AVERAGE([.E7:.E9])" office:value-type="float" office:value="679">
            <text:p>679.000</text:p>
          </table:table-cell>
          <table:table-cell table:formula="of:=2*[.E9]-[.F9]" office:value-type="float" office:value="693">
            <text:p>693.000</text:p>
          </table:table-cell>
          <table:table-cell table:formula="of:=2*([.E9]-[.F9])/(3-1)" office:value-type="float" office:value="7">
            <text:p>7.000</text:p>
          </table:table-cell>
          <table:table-cell table:formula="of:=[.G8]+[.H8]*1" office:value-type="float" office:value="689.666666666667">
            <text:p>689.667</text:p>
          </table:table-cell>
          <table:table-cell table:formula="of:=([.B9]-[.I9])^2" office:value-type="float" office:value="18.7777777777771">
            <text:p>18.778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01">
            <text:p>701.000</text:p>
          </table:table-cell>
          <table:table-cell table:formula="of:=AVERAGE([.B7:.B9])" office:value-type="float" office:value="686">
            <text:p>686.000</text:p>
          </table:table-cell>
          <table:table-cell table:formula="of:=([.B10]-[.C10])^2" office:value-type="float" office:value="225">
            <text:p>225.000</text:p>
          </table:table-cell>
          <table:table-cell table:formula="of:=AVERAGE([.B8:.B10])" office:value-type="float" office:value="696">
            <text:p>696.000</text:p>
          </table:table-cell>
          <table:table-cell table:formula="of:=AVERAGE([.E8:.E10])" office:value-type="float" office:value="687">
            <text:p>687.000</text:p>
          </table:table-cell>
          <table:table-cell table:formula="of:=2*[.E10]-[.F10]" office:value-type="float" office:value="705">
            <text:p>705.000</text:p>
          </table:table-cell>
          <table:table-cell table:formula="of:=2*([.E10]-[.F10])/(3-1)" office:value-type="float" office:value="9">
            <text:p>9.000</text:p>
          </table:table-cell>
          <table:table-cell table:formula="of:=[.G9]+[.H9]*1" office:value-type="float" office:value="700">
            <text:p>700.000</text:p>
          </table:table-cell>
          <table:table-cell table:formula="of:=([.B10]-[.I10])^2" office:value-type="float" office:value="1">
            <text:p>1.000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03">
            <text:p>703.000</text:p>
          </table:table-cell>
          <table:table-cell table:formula="of:=AVERAGE([.B8:.B10])" office:value-type="float" office:value="696">
            <text:p>696.000</text:p>
          </table:table-cell>
          <table:table-cell table:formula="of:=([.B11]-[.C11])^2" office:value-type="float" office:value="49">
            <text:p>49.000</text:p>
          </table:table-cell>
          <table:table-cell table:formula="of:=AVERAGE([.B9:.B11])" office:value-type="float" office:value="699.333333333333">
            <text:p>699.333</text:p>
          </table:table-cell>
          <table:table-cell table:formula="of:=AVERAGE([.E9:.E11])" office:value-type="float" office:value="693.777777777778">
            <text:p>693.778</text:p>
          </table:table-cell>
          <table:table-cell table:formula="of:=2*[.E11]-[.F11]" office:value-type="float" office:value="704.888888888889">
            <text:p>704.889</text:p>
          </table:table-cell>
          <table:table-cell table:formula="of:=2*([.E11]-[.F11])/(3-1)" office:value-type="float" office:value="5.55555555555554">
            <text:p>5.556</text:p>
          </table:table-cell>
          <table:table-cell table:formula="of:=[.G10]+[.H10]*1" office:value-type="float" office:value="714">
            <text:p>714.000</text:p>
          </table:table-cell>
          <table:table-cell table:formula="of:=([.B11]-[.I11])^2" office:value-type="float" office:value="121">
            <text:p>121.000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2">
            <text:p>702.000</text:p>
          </table:table-cell>
          <table:table-cell table:formula="of:=AVERAGE([.B9:.B11])" office:value-type="float" office:value="699.333333333333">
            <text:p>699.333</text:p>
          </table:table-cell>
          <table:table-cell table:formula="of:=([.B12]-[.C12])^2" office:value-type="float" office:value="7.11111111111091">
            <text:p>7.111</text:p>
          </table:table-cell>
          <table:table-cell table:formula="of:=AVERAGE([.B10:.B12])" office:value-type="float" office:value="702">
            <text:p>702.000</text:p>
          </table:table-cell>
          <table:table-cell table:formula="of:=AVERAGE([.E10:.E12])" office:value-type="float" office:value="699.111111111111">
            <text:p>699.111</text:p>
          </table:table-cell>
          <table:table-cell table:formula="of:=2*[.E12]-[.F12]" office:value-type="float" office:value="704.888888888889">
            <text:p>704.889</text:p>
          </table:table-cell>
          <table:table-cell table:formula="of:=2*([.E12]-[.F12])/(3-1)" office:value-type="float" office:value="2.8888888888888">
            <text:p>2.889</text:p>
          </table:table-cell>
          <table:table-cell table:formula="of:=[.G11]+[.H11]*1" office:value-type="float" office:value="710.444444444445">
            <text:p>710.444</text:p>
          </table:table-cell>
          <table:table-cell table:formula="of:=([.B12]-[.I12])^2" office:value-type="float" office:value="71.3086419753089">
            <text:p>71.309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0">
            <text:p>710.000</text:p>
          </table:table-cell>
          <table:table-cell table:formula="of:=AVERAGE([.B10:.B12])" office:value-type="float" office:value="702">
            <text:p>702.000</text:p>
          </table:table-cell>
          <table:table-cell table:formula="of:=([.B13]-[.C13])^2" office:value-type="float" office:value="64">
            <text:p>64.000</text:p>
          </table:table-cell>
          <table:table-cell table:formula="of:=AVERAGE([.B11:.B13])" office:value-type="float" office:value="705">
            <text:p>705.000</text:p>
          </table:table-cell>
          <table:table-cell table:formula="of:=AVERAGE([.E11:.E13])" office:value-type="float" office:value="702.111111111111">
            <text:p>702.111</text:p>
          </table:table-cell>
          <table:table-cell table:formula="of:=2*[.E13]-[.F13]" office:value-type="float" office:value="707.888888888889">
            <text:p>707.889</text:p>
          </table:table-cell>
          <table:table-cell table:formula="of:=2*([.E13]-[.F13])/(3-1)" office:value-type="float" office:value="2.8888888888888">
            <text:p>2.889</text:p>
          </table:table-cell>
          <table:table-cell table:formula="of:=[.G12]+[.H12]*1" office:value-type="float" office:value="707.777777777778">
            <text:p>707.778</text:p>
          </table:table-cell>
          <table:table-cell table:formula="of:=([.B13]-[.I13])^2" office:value-type="float" office:value="4.93827160493906">
            <text:p>4.938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2">
            <text:p>712.000</text:p>
          </table:table-cell>
          <table:table-cell table:formula="of:=AVERAGE([.B11:.B13])" office:value-type="float" office:value="705">
            <text:p>705.000</text:p>
          </table:table-cell>
          <table:table-cell table:formula="of:=([.B14]-[.C14])^2" office:value-type="float" office:value="49">
            <text:p>49.000</text:p>
          </table:table-cell>
          <table:table-cell table:formula="of:=AVERAGE([.B12:.B14])" office:value-type="float" office:value="708">
            <text:p>708.000</text:p>
          </table:table-cell>
          <table:table-cell table:formula="of:=AVERAGE([.E12:.E14])" office:value-type="float" office:value="705">
            <text:p>705.000</text:p>
          </table:table-cell>
          <table:table-cell table:formula="of:=2*[.E14]-[.F14]" office:value-type="float" office:value="711">
            <text:p>711.000</text:p>
          </table:table-cell>
          <table:table-cell table:formula="of:=2*([.E14]-[.F14])/(3-1)" office:value-type="float" office:value="3">
            <text:p>3.000</text:p>
          </table:table-cell>
          <table:table-cell table:formula="of:=[.G13]+[.H13]*1" office:value-type="float" office:value="710.777777777778">
            <text:p>710.778</text:p>
          </table:table-cell>
          <table:table-cell table:formula="of:=([.B14]-[.I14])^2" office:value-type="float" office:value="1.49382716049426">
            <text:p>1.494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1">
            <text:p>711.000</text:p>
          </table:table-cell>
          <table:table-cell table:formula="of:=AVERAGE([.B12:.B14])" office:value-type="float" office:value="708">
            <text:p>708.000</text:p>
          </table:table-cell>
          <table:table-cell table:formula="of:=([.B15]-[.C15])^2" office:value-type="float" office:value="9">
            <text:p>9.000</text:p>
          </table:table-cell>
          <table:table-cell table:formula="of:=AVERAGE([.B13:.B15])" office:value-type="float" office:value="711">
            <text:p>711.000</text:p>
          </table:table-cell>
          <table:table-cell table:formula="of:=AVERAGE([.E13:.E15])" office:value-type="float" office:value="708">
            <text:p>708.000</text:p>
          </table:table-cell>
          <table:table-cell table:formula="of:=2*[.E15]-[.F15]" office:value-type="float" office:value="714">
            <text:p>714.000</text:p>
          </table:table-cell>
          <table:table-cell table:formula="of:=2*([.E15]-[.F15])/(3-1)" office:value-type="float" office:value="3">
            <text:p>3.000</text:p>
          </table:table-cell>
          <table:table-cell table:formula="of:=[.G14]+[.H14]*1" office:value-type="float" office:value="714">
            <text:p>714.000</text:p>
          </table:table-cell>
          <table:table-cell table:formula="of:=([.B15]-[.I15])^2" office:value-type="float" office:value="9">
            <text:p>9.000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8">
            <text:p>728.000</text:p>
          </table:table-cell>
          <table:table-cell table:formula="of:=AVERAGE([.B13:.B15])" office:value-type="float" office:value="711">
            <text:p>711.000</text:p>
          </table:table-cell>
          <table:table-cell table:formula="of:=([.B16]-[.C16])^2" office:value-type="float" office:value="289">
            <text:p>289.000</text:p>
          </table:table-cell>
          <table:table-cell table:formula="of:=AVERAGE([.B14:.B16])" office:value-type="float" office:value="717">
            <text:p>717.000</text:p>
          </table:table-cell>
          <table:table-cell table:formula="of:=AVERAGE([.E14:.E16])" office:value-type="float" office:value="712">
            <text:p>712.000</text:p>
          </table:table-cell>
          <table:table-cell table:formula="of:=2*[.E16]-[.F16]" office:value-type="float" office:value="722">
            <text:p>722.000</text:p>
          </table:table-cell>
          <table:table-cell table:formula="of:=2*([.E16]-[.F16])/(3-1)" office:value-type="float" office:value="5">
            <text:p>5.000</text:p>
          </table:table-cell>
          <table:table-cell table:formula="of:=[.G15]+[.H15]*1" office:value-type="float" office:value="717">
            <text:p>717.000</text:p>
          </table:table-cell>
          <table:table-cell table:formula="of:=([.B16]-[.I16])^2" office:value-type="float" office:value="121">
            <text:p>121.000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AVERAGE([.B14:.B16])" office:value-type="float" office:value="717">
            <text:p>717.000</text:p>
          </table:table-cell>
          <table:table-cell/>
          <table:table-cell table:formula="of:=AVERAGE([.B15:.B17])" office:value-type="float" office:value="719.5">
            <text:p>719.500</text:p>
          </table:table-cell>
          <table:table-cell table:formula="of:=AVERAGE([.E15:.E17])" office:value-type="float" office:value="715.833333333333">
            <text:p>715.833</text:p>
          </table:table-cell>
          <table:table-cell table:formula="of:=2*[.E17]-[.F17]" office:value-type="float" office:value="723.166666666667">
            <text:p>723.167</text:p>
          </table:table-cell>
          <table:table-cell table:formula="of:=2*([.E17]-[.F17])/(3-1)" office:value-type="float" office:value="3.66666666666663">
            <text:p>3.667</text:p>
          </table:table-cell>
          <table:table-cell table:formula="of:=[.G16]+[.H16]*1" office:value-type="float" office:value="727">
            <text:p>727.000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7"/>
          <table:table-cell table:style-name="ce3" office:value-type="string">
            <text:p>MSE</text:p>
          </table:table-cell>
          <table:table-cell table:formula="of:=AVERAGE([.J7:.J17])" office:value-type="float" office:value="66.6962962962965">
            <text:p>66.696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>
            <text:p>esta columna es (promedio simple desplazado)</text:p>
          </table:table-cell>
          <table:table-cell table:style-name="Default" table:number-columns-repeated="2"/>
          <table:table-cell table:style-name="Default" office:value-type="string">
            <text:p>K es la longitud del periodo, en este caso 3</text:p>
          </table:table-cell>
          <table:table-cell table:style-name="Default" table:number-columns-repeated="2"/>
          <table:table-cell table:number-columns-repeated="1014"/>
        </table:table-row>
      </table:table>
      <table:table table:name="suavisamiento exonencial" table:style-name="ta1" table:print="false">
        <table:table-column table:style-name="co3" table:default-cell-style-name="Default"/>
        <table:table-column table:style-name="co3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9" table:default-cell-style-name="Default"/>
        <table:table-row table:style-name="ro2">
          <table:table-cell table:style-name="ce1" office:value-type="string">
            <text:p>t</text:p>
          </table:table-cell>
          <table:table-cell table:style-name="ce1" office:value-type="string">
            <text:p>DVD's</text:p>
          </table:table-cell>
          <table:table-cell table:style-name="Default" office:value-type="string">
            <text:p>Yt (estimacion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Error Cuadrado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4">
            <text:p>654.000</text:p>
          </table:table-cell>
          <table:table-cell table:formula="of:=[.B2]" office:value-type="float" office:value="654">
            <text:p>654.00</text:p>
          </table:table-cell>
          <table:table-cell table:formula="of:=[.B2]-[.C2]" office:value-type="float" office:value="0">
            <text:p>0.00</text:p>
          </table:table-cell>
          <table:table-cell table:formula="of:=[.D2]^2" office:value-type="float" office:value="0">
            <text:p>0.00</text:p>
          </table:table-cell>
          <table:table-cell/>
          <table:table-cell office:value-type="string">
            <text:p>Alpha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8">
            <text:p>658.000</text:p>
          </table:table-cell>
          <table:table-cell table:formula="of:=[.C2]+[.$H$2]*[.D2]" office:value-type="float" office:value="654">
            <text:p>654.00</text:p>
          </table:table-cell>
          <table:table-cell table:formula="of:=[.B3]-[.C3]" office:value-type="float" office:value="4">
            <text:p>4.00</text:p>
          </table:table-cell>
          <table:table-cell table:formula="of:=[.D3]^2" office:value-type="float" office:value="16">
            <text:p>16.00</text:p>
          </table:table-cell>
          <table:table-cell/>
          <table:table-cell office:value-type="string">
            <text:p>MSE</text:p>
          </table:table-cell>
          <table:table-cell table:formula="of:=AVERAGE([.E2:.E16])" office:value-type="float" office:value="67.7333333333333">
            <text:p>67.7333333333333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65">
            <text:p>665.000</text:p>
          </table:table-cell>
          <table:table-cell table:formula="of:=[.C3]+[.$H$2]*[.D3]" office:value-type="float" office:value="658">
            <text:p>658.00</text:p>
          </table:table-cell>
          <table:table-cell table:formula="of:=[.B4]-[.C4]" office:value-type="float" office:value="7">
            <text:p>7.00</text:p>
          </table:table-cell>
          <table:table-cell table:formula="of:=[.D4]^2" office:value-type="float" office:value="49">
            <text:p>49.00</text:p>
          </table:table-cell>
          <table:table-cell table:number-columns-repeated="2"/>
          <table:table-cell table:formula="of:=SQRT([.H3])" office:value-type="float" office:value="8.23002632640585">
            <text:p>8.2300263264058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2">
            <text:p>672.000</text:p>
          </table:table-cell>
          <table:table-cell table:formula="of:=[.C4]+[.$H$2]*[.D4]" office:value-type="float" office:value="665">
            <text:p>665.00</text:p>
          </table:table-cell>
          <table:table-cell table:formula="of:=[.B5]-[.C5]" office:value-type="float" office:value="7">
            <text:p>7.00</text:p>
          </table:table-cell>
          <table:table-cell table:formula="of:=[.D5]^2" office:value-type="float" office:value="49">
            <text:p>49.0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73">
            <text:p>673.000</text:p>
          </table:table-cell>
          <table:table-cell table:formula="of:=[.C5]+[.$H$2]*[.D5]" office:value-type="float" office:value="672">
            <text:p>672.00</text:p>
          </table:table-cell>
          <table:table-cell table:formula="of:=[.B6]-[.C6]" office:value-type="float" office:value="1">
            <text:p>1.00</text:p>
          </table:table-cell>
          <table:table-cell table:formula="of:=[.D6]^2" office:value-type="float" office:value="1">
            <text:p>1.00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1">
            <text:p>671.000</text:p>
          </table:table-cell>
          <table:table-cell table:formula="of:=[.C6]+[.$H$2]*[.D6]" office:value-type="float" office:value="673">
            <text:p>673.00</text:p>
          </table:table-cell>
          <table:table-cell table:formula="of:=[.B7]-[.C7]" office:value-type="float" office:value="-2">
            <text:p>-2.00</text:p>
          </table:table-cell>
          <table:table-cell table:formula="of:=[.D7]^2" office:value-type="float" office:value="4">
            <text:p>4.0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3">
            <text:p>693.000</text:p>
          </table:table-cell>
          <table:table-cell table:formula="of:=[.C7]+[.$H$2]*[.D7]" office:value-type="float" office:value="671">
            <text:p>671.00</text:p>
          </table:table-cell>
          <table:table-cell table:formula="of:=[.B8]-[.C8]" office:value-type="float" office:value="22">
            <text:p>22.00</text:p>
          </table:table-cell>
          <table:table-cell table:formula="of:=[.D8]^2" office:value-type="float" office:value="484">
            <text:p>484.00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4">
            <text:p>694.000</text:p>
          </table:table-cell>
          <table:table-cell table:formula="of:=[.C8]+[.$H$2]*[.D8]" office:value-type="float" office:value="693">
            <text:p>693.00</text:p>
          </table:table-cell>
          <table:table-cell table:formula="of:=[.B9]-[.C9]" office:value-type="float" office:value="1">
            <text:p>1.00</text:p>
          </table:table-cell>
          <table:table-cell table:formula="of:=[.D9]^2" office:value-type="float" office:value="1">
            <text:p>1.00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01">
            <text:p>701.000</text:p>
          </table:table-cell>
          <table:table-cell table:formula="of:=[.C9]+[.$H$2]*[.D9]" office:value-type="float" office:value="694">
            <text:p>694.00</text:p>
          </table:table-cell>
          <table:table-cell table:formula="of:=[.B10]-[.C10]" office:value-type="float" office:value="7">
            <text:p>7.00</text:p>
          </table:table-cell>
          <table:table-cell table:formula="of:=[.D10]^2" office:value-type="float" office:value="49">
            <text:p>49.0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03">
            <text:p>703.000</text:p>
          </table:table-cell>
          <table:table-cell table:formula="of:=[.C10]+[.$H$2]*[.D10]" office:value-type="float" office:value="701">
            <text:p>701.00</text:p>
          </table:table-cell>
          <table:table-cell table:formula="of:=[.B11]-[.C11]" office:value-type="float" office:value="2">
            <text:p>2.00</text:p>
          </table:table-cell>
          <table:table-cell table:formula="of:=[.D11]^2" office:value-type="float" office:value="4">
            <text:p>4.00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2">
            <text:p>702.000</text:p>
          </table:table-cell>
          <table:table-cell table:formula="of:=[.C11]+[.$H$2]*[.D11]" office:value-type="float" office:value="703">
            <text:p>703.00</text:p>
          </table:table-cell>
          <table:table-cell table:formula="of:=[.B12]-[.C12]" office:value-type="float" office:value="-1">
            <text:p>-1.00</text:p>
          </table:table-cell>
          <table:table-cell table:formula="of:=[.D12]^2" office:value-type="float" office:value="1">
            <text:p>1.00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0">
            <text:p>710.000</text:p>
          </table:table-cell>
          <table:table-cell table:formula="of:=[.C12]+[.$H$2]*[.D12]" office:value-type="float" office:value="702">
            <text:p>702.00</text:p>
          </table:table-cell>
          <table:table-cell table:formula="of:=[.B13]-[.C13]" office:value-type="float" office:value="8">
            <text:p>8.00</text:p>
          </table:table-cell>
          <table:table-cell table:formula="of:=[.D13]^2" office:value-type="float" office:value="64">
            <text:p>64.00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2">
            <text:p>712.000</text:p>
          </table:table-cell>
          <table:table-cell table:formula="of:=[.C13]+[.$H$2]*[.D13]" office:value-type="float" office:value="710">
            <text:p>710.00</text:p>
          </table:table-cell>
          <table:table-cell table:formula="of:=[.B14]-[.C14]" office:value-type="float" office:value="2">
            <text:p>2.00</text:p>
          </table:table-cell>
          <table:table-cell table:formula="of:=[.D14]^2" office:value-type="float" office:value="4">
            <text:p>4.00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1">
            <text:p>711.000</text:p>
          </table:table-cell>
          <table:table-cell table:formula="of:=[.C14]+[.$H$2]*[.D14]" office:value-type="float" office:value="712">
            <text:p>712.00</text:p>
          </table:table-cell>
          <table:table-cell table:formula="of:=[.B15]-[.C15]" office:value-type="float" office:value="-1">
            <text:p>-1.00</text:p>
          </table:table-cell>
          <table:table-cell table:formula="of:=[.D15]^2" office:value-type="float" office:value="1">
            <text:p>1.00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8">
            <text:p>728.000</text:p>
          </table:table-cell>
          <table:table-cell table:formula="of:=[.C15]+[.$H$2]*[.D15]" office:value-type="float" office:value="711">
            <text:p>711.00</text:p>
          </table:table-cell>
          <table:table-cell table:formula="of:=[.B16]-[.C16]" office:value-type="float" office:value="17">
            <text:p>17.00</text:p>
          </table:table-cell>
          <table:table-cell table:formula="of:=[.D16]^2" office:value-type="float" office:value="289">
            <text:p>289.00</text:p>
          </table:table-cell>
          <table:table-cell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/>
          <table:table-cell table:style-name="ce6" table:formula="of:=[.C16]+[.$H$2]*[.D16]" office:value-type="float" office:value="728">
            <text:p>728.00</text:p>
          </table:table-cell>
          <table:table-cell table:style-name="ce4" table:number-columns-repeated="1021"/>
        </table:table-row>
      </table:table>
      <table:table table:name="doble exponencial" table:style-name="ta1" table:print="false">
        <table:table-column table:style-name="co3" table:default-cell-style-name="Default"/>
        <table:table-column table:style-name="co3" table:default-cell-style-name="ce2"/>
        <table:table-column table:style-name="co3" table:number-columns-repeated="5" table:default-cell-style-name="ce5"/>
        <table:table-column table:style-name="co3" table:number-columns-repeated="3" table:default-cell-style-name="Default"/>
        <table:table-row table:style-name="ro3">
          <table:table-cell table:style-name="ce1" office:value-type="string">
            <text:p>t</text:p>
          </table:table-cell>
          <table:table-cell table:style-name="ce1" office:value-type="string">
            <text:p>Yt (DVD's)</text:p>
          </table:table-cell>
          <table:table-cell table:style-name="Default" office:value-type="string">
            <text:p>Lt</text:p>
          </table:table-cell>
          <table:table-cell table:style-name="Default" office:value-type="string">
            <text:p>Tt</text:p>
          </table:table-cell>
          <table:table-cell table:style-name="Default" office:value-type="string">
            <text:p>Ŷt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Error Cuadrado</text:p>
          </table:table-cell>
          <table:table-cell/>
          <table:table-cell office:value-type="string">
            <text:p>alpha</text:p>
          </table:table-cell>
          <table:table-cell office:value-type="float" office:value="0.614">
            <text:p>0.61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4">
            <text:p>654.000</text:p>
          </table:table-cell>
          <table:table-cell table:formula="of:=[.B2]" office:value-type="float" office:value="654">
            <text:p>654.00</text:p>
          </table:table-cell>
          <table:table-cell office:value-type="float" office:value="0">
            <text:p>0.00</text:p>
          </table:table-cell>
          <table:table-cell table:number-columns-repeated="4"/>
          <table:table-cell office:value-type="string">
            <text:p>beta</text:p>
          </table:table-cell>
          <table:table-cell office:value-type="float" office:value="0.298">
            <text:p>0.2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8">
            <text:p>658.000</text:p>
          </table:table-cell>
          <table:table-cell table:formula="of:=[.$J$1]*[.B3]+(1-[.$J$1])*([.C2]+[.D2])" office:value-type="float" office:value="656.456">
            <text:p>656.46</text:p>
          </table:table-cell>
          <table:table-cell table:formula="of:=[.$J$2]*([.C3]-[.C2])+(1-[.$J$2])*[.D2]" office:value-type="float" office:value="0.731888000000005">
            <text:p>0.73</text:p>
          </table:table-cell>
          <table:table-cell table:formula="of:=[.C2]+(1)*[.D2]" office:value-type="float" office:value="654">
            <text:p>654.00</text:p>
          </table:table-cell>
          <table:table-cell table:formula="of:=[.B3]-[.E3]" office:value-type="float" office:value="4">
            <text:p>4.00</text:p>
          </table:table-cell>
          <table:table-cell table:formula="of:=[.F3]^2" office:value-type="float" office:value="16">
            <text:p>16.00</text:p>
          </table:table-cell>
          <table:table-cell/>
          <table:table-cell office:value-type="string">
            <text:p>MSE</text:p>
          </table:table-cell>
          <table:table-cell table:formula="of:=AVERAGE([.G3:.G16])" office:value-type="float" office:value="52.3022626245227">
            <text:p>52.302262624522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65">
            <text:p>665.000</text:p>
          </table:table-cell>
          <table:table-cell table:formula="of:=[.$J$1]*[.B4]+(1-[.$J$1])*([.C3]+[.D3])" office:value-type="float" office:value="661.984524768">
            <text:p>661.98</text:p>
          </table:table-cell>
          <table:table-cell table:formula="of:=[.$J$2]*([.C4]-[.C3])+(1-[.$J$2])*[.D3]" office:value-type="float" office:value="2.16128575686401">
            <text:p>2.16</text:p>
          </table:table-cell>
          <table:table-cell table:formula="of:=[.C3]+(1)*[.D3]" office:value-type="float" office:value="657.187888">
            <text:p>657.19</text:p>
          </table:table-cell>
          <table:table-cell table:formula="of:=[.B4]-[.E4]" office:value-type="float" office:value="7.81211199999996">
            <text:p>7.81</text:p>
          </table:table-cell>
          <table:table-cell table:formula="of:=[.F4]^2" office:value-type="float" office:value="61.0290939005433">
            <text:p>61.0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2">
            <text:p>672.000</text:p>
          </table:table-cell>
          <table:table-cell table:formula="of:=[.$J$1]*[.B5]+(1-[.$J$1])*([.C4]+[.D4])" office:value-type="float" office:value="668.968282862598">
            <text:p>668.97</text:p>
          </table:table-cell>
          <table:table-cell table:formula="of:=[.$J$2]*([.C5]-[.C4])+(1-[.$J$2])*[.D4]" office:value-type="float" office:value="3.5983825135086">
            <text:p>3.60</text:p>
          </table:table-cell>
          <table:table-cell table:formula="of:=[.C4]+(1)*[.D4]" office:value-type="float" office:value="664.145810524864">
            <text:p>664.15</text:p>
          </table:table-cell>
          <table:table-cell table:formula="of:=[.B5]-[.E5]" office:value-type="float" office:value="7.85418947513597">
            <text:p>7.85</text:p>
          </table:table-cell>
          <table:table-cell table:formula="of:=[.F5]^2" office:value-type="float" office:value="61.6882923113366">
            <text:p>61.69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73">
            <text:p>673.000</text:p>
          </table:table-cell>
          <table:table-cell table:formula="of:=[.$J$1]*[.B6]+(1-[.$J$1])*([.C5]+[.D5])" office:value-type="float" office:value="672.832732835177">
            <text:p>672.83</text:p>
          </table:table-cell>
          <table:table-cell table:formula="of:=[.$J$2]*([.C6]-[.C5])+(1-[.$J$2])*[.D5]" office:value-type="float" office:value="3.67767061631171">
            <text:p>3.68</text:p>
          </table:table-cell>
          <table:table-cell table:formula="of:=[.C5]+(1)*[.D5]" office:value-type="float" office:value="672.566665376106">
            <text:p>672.57</text:p>
          </table:table-cell>
          <table:table-cell table:formula="of:=[.B6]-[.E6]" office:value-type="float" office:value="0.43333462389387">
            <text:p>0.43</text:p>
          </table:table-cell>
          <table:table-cell table:formula="of:=[.F6]^2" office:value-type="float" office:value="0.187778896265242">
            <text:p>0.19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1">
            <text:p>671.000</text:p>
          </table:table-cell>
          <table:table-cell table:formula="of:=[.$J$1]*[.B7]+(1-[.$J$1])*([.C6]+[.D6])" office:value-type="float" office:value="673.127015732275">
            <text:p>673.13</text:p>
          </table:table-cell>
          <table:table-cell table:formula="of:=[.$J$2]*([.C7]-[.C6])+(1-[.$J$2])*[.D6]" office:value-type="float" office:value="2.66942107598593">
            <text:p>2.67</text:p>
          </table:table-cell>
          <table:table-cell table:formula="of:=[.C6]+(1)*[.D6]" office:value-type="float" office:value="676.510403451489">
            <text:p>676.51</text:p>
          </table:table-cell>
          <table:table-cell table:formula="of:=[.B7]-[.E7]" office:value-type="float" office:value="-5.51040345148874">
            <text:p>-5.51</text:p>
          </table:table-cell>
          <table:table-cell table:formula="of:=[.F7]^2" office:value-type="float" office:value="30.364546198179">
            <text:p>30.3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3">
            <text:p>693.000</text:p>
          </table:table-cell>
          <table:table-cell table:formula="of:=[.$J$1]*[.B8]+(1-[.$J$1])*([.C7]+[.D7])" office:value-type="float" office:value="686.359424607989">
            <text:p>686.36</text:p>
          </table:table-cell>
          <table:table-cell table:formula="of:=[.$J$2]*([.C8]-[.C7])+(1-[.$J$2])*[.D7]" office:value-type="float" office:value="5.81719144030486">
            <text:p>5.82</text:p>
          </table:table-cell>
          <table:table-cell table:formula="of:=[.C7]+(1)*[.D7]" office:value-type="float" office:value="675.796436808261">
            <text:p>675.80</text:p>
          </table:table-cell>
          <table:table-cell table:formula="of:=[.B8]-[.E8]" office:value-type="float" office:value="17.2035631917394">
            <text:p>17.20</text:p>
          </table:table-cell>
          <table:table-cell table:formula="of:=[.F8]^2" office:value-type="float" office:value="295.962586492169">
            <text:p>295.9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4">
            <text:p>694.000</text:p>
          </table:table-cell>
          <table:table-cell table:formula="of:=[.$J$1]*[.B9]+(1-[.$J$1])*([.C8]+[.D8])" office:value-type="float" office:value="693.296173794641">
            <text:p>693.30</text:p>
          </table:table-cell>
          <table:table-cell table:formula="of:=[.$J$2]*([.C9]-[.C8])+(1-[.$J$2])*[.D8]" office:value-type="float" office:value="6.15081964871652">
            <text:p>6.15</text:p>
          </table:table-cell>
          <table:table-cell table:formula="of:=[.C8]+(1)*[.D8]" office:value-type="float" office:value="692.176616048293">
            <text:p>692.18</text:p>
          </table:table-cell>
          <table:table-cell table:formula="of:=[.B9]-[.E9]" office:value-type="float" office:value="1.82338395170655">
            <text:p>1.82</text:p>
          </table:table-cell>
          <table:table-cell table:formula="of:=[.F9]^2" office:value-type="float" office:value="3.32472903534098">
            <text:p>3.32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01">
            <text:p>701.000</text:p>
          </table:table-cell>
          <table:table-cell table:formula="of:=[.$J$1]*[.B10]+(1-[.$J$1])*([.C9]+[.D9])" office:value-type="float" office:value="700.400539469136">
            <text:p>700.40</text:p>
          </table:table-cell>
          <table:table-cell table:formula="of:=[.$J$2]*([.C10]-[.C9])+(1-[.$J$2])*[.D9]" office:value-type="float" office:value="6.43497636439845">
            <text:p>6.43</text:p>
          </table:table-cell>
          <table:table-cell table:formula="of:=[.C9]+(1)*[.D9]" office:value-type="float" office:value="699.446993443358">
            <text:p>699.45</text:p>
          </table:table-cell>
          <table:table-cell table:formula="of:=[.B10]-[.E10]" office:value-type="float" office:value="1.55300655664223">
            <text:p>1.55</text:p>
          </table:table-cell>
          <table:table-cell table:formula="of:=[.F10]^2" office:value-type="float" office:value="2.41182936497376">
            <text:p>2.4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03">
            <text:p>703.000</text:p>
          </table:table-cell>
          <table:table-cell table:formula="of:=[.$J$1]*[.B11]+(1-[.$J$1])*([.C10]+[.D10])" office:value-type="float" office:value="704.480509111744">
            <text:p>704.48</text:p>
          </table:table-cell>
          <table:table-cell table:formula="of:=[.$J$2]*([.C11]-[.C10])+(1-[.$J$2])*[.D10]" office:value-type="float" office:value="5.73318436130498">
            <text:p>5.73</text:p>
          </table:table-cell>
          <table:table-cell table:formula="of:=[.C10]+(1)*[.D10]" office:value-type="float" office:value="706.835515833535">
            <text:p>706.84</text:p>
          </table:table-cell>
          <table:table-cell table:formula="of:=[.B11]-[.E11]" office:value-type="float" office:value="-3.8355158335346">
            <text:p>-3.84</text:p>
          </table:table-cell>
          <table:table-cell table:formula="of:=[.F11]^2" office:value-type="float" office:value="14.7111817092946">
            <text:p>14.71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2">
            <text:p>702.000</text:p>
          </table:table-cell>
          <table:table-cell table:formula="of:=[.$J$1]*[.B12]+(1-[.$J$1])*([.C11]+[.D11])" office:value-type="float" office:value="705.170485680597">
            <text:p>705.17</text:p>
          </table:table-cell>
          <table:table-cell table:formula="of:=[.$J$2]*([.C12]-[.C11])+(1-[.$J$2])*[.D11]" office:value-type="float" office:value="4.23030843915419">
            <text:p>4.23</text:p>
          </table:table-cell>
          <table:table-cell table:formula="of:=[.C11]+(1)*[.D11]" office:value-type="float" office:value="710.213693473049">
            <text:p>710.21</text:p>
          </table:table-cell>
          <table:table-cell table:formula="of:=[.B12]-[.E12]" office:value-type="float" office:value="-8.21369347304938">
            <text:p>-8.21</text:p>
          </table:table-cell>
          <table:table-cell table:formula="of:=[.F12]^2" office:value-type="float" office:value="67.4647604692139">
            <text:p>67.4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0">
            <text:p>710.000</text:p>
          </table:table-cell>
          <table:table-cell table:formula="of:=[.$J$1]*[.B13]+(1-[.$J$1])*([.C12]+[.D12])" office:value-type="float" office:value="709.768706530224">
            <text:p>709.77</text:p>
          </table:table-cell>
          <table:table-cell table:formula="of:=[.$J$2]*([.C13]-[.C12])+(1-[.$J$2])*[.D12]" office:value-type="float" office:value="4.33994633747507">
            <text:p>4.34</text:p>
          </table:table-cell>
          <table:table-cell table:formula="of:=[.C12]+(1)*[.D12]" office:value-type="float" office:value="709.400794119751">
            <text:p>709.40</text:p>
          </table:table-cell>
          <table:table-cell table:formula="of:=[.B13]-[.E13]" office:value-type="float" office:value="0.599205880248746">
            <text:p>0.60</text:p>
          </table:table-cell>
          <table:table-cell table:formula="of:=[.F13]^2" office:value-type="float" office:value="0.359047686924675">
            <text:p>0.3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2">
            <text:p>712.000</text:p>
          </table:table-cell>
          <table:table-cell table:formula="of:=[.$J$1]*[.B14]+(1-[.$J$1])*([.C13]+[.D13])" office:value-type="float" office:value="712.813940006932">
            <text:p>712.81</text:p>
          </table:table-cell>
          <table:table-cell table:formula="of:=[.$J$2]*([.C14]-[.C13])+(1-[.$J$2])*[.D13]" office:value-type="float" office:value="3.95412190496647">
            <text:p>3.95</text:p>
          </table:table-cell>
          <table:table-cell table:formula="of:=[.C13]+(1)*[.D13]" office:value-type="float" office:value="714.108652867699">
            <text:p>714.11</text:p>
          </table:table-cell>
          <table:table-cell table:formula="of:=[.B14]-[.E14]" office:value-type="float" office:value="-2.10865286769911">
            <text:p>-2.11</text:p>
          </table:table-cell>
          <table:table-cell table:formula="of:=[.F14]^2" office:value-type="float" office:value="4.44641691645567">
            <text:p>4.45</text:p>
          </table:table-cell>
          <table:table-cell/>
          <table:table-cell office:value-type="string">
            <text:p>S</text:p>
          </table:table-cell>
          <table:table-cell table:formula="of:=SQRT(1/12*SUM([.G3:.G16]))" office:value-type="float" office:value="7.81148554343388">
            <text:p>7.811485543433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1">
            <text:p>711.000</text:p>
          </table:table-cell>
          <table:table-cell table:formula="of:=[.$J$1]*[.B15]+(1-[.$J$1])*([.C14]+[.D14])" office:value-type="float" office:value="713.226471897993">
            <text:p>713.23</text:p>
          </table:table-cell>
          <table:table-cell table:formula="of:=[.$J$2]*([.C15]-[.C14])+(1-[.$J$2])*[.D14]" office:value-type="float" office:value="2.89872808082257">
            <text:p>2.90</text:p>
          </table:table-cell>
          <table:table-cell table:formula="of:=[.C14]+(1)*[.D14]" office:value-type="float" office:value="716.768061911898">
            <text:p>716.77</text:p>
          </table:table-cell>
          <table:table-cell table:formula="of:=[.B15]-[.E15]" office:value-type="float" office:value="-5.76806191189837">
            <text:p>-5.77</text:p>
          </table:table-cell>
          <table:table-cell table:formula="of:=[.F15]^2" office:value-type="float" office:value="33.2705382194927">
            <text:p>33.27</text:p>
          </table:table-cell>
          <table:table-cell/>
          <table:table-cell office:value-type="string">
            <text:p>Z al 95%</text:p>
          </table:table-cell>
          <table:table-cell table:formula="of:=LEGACY.NORMSINV(0.975)" office:value-type="float" office:value="1.95996398454005">
            <text:p>1.95996398454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8">
            <text:p>728.000</text:p>
          </table:table-cell>
          <table:table-cell table:formula="of:=[.$J$1]*[.B16]+(1-[.$J$1])*([.C15]+[.D15])" office:value-type="float" office:value="723.416327191823">
            <text:p>723.42</text:p>
          </table:table-cell>
          <table:table-cell table:formula="of:=[.$J$2]*([.C16]-[.C15])+(1-[.$J$2])*[.D15]" office:value-type="float" office:value="5.07148399029881">
            <text:p>5.07</text:p>
          </table:table-cell>
          <table:table-cell table:formula="of:=[.C15]+(1)*[.D15]" office:value-type="float" office:value="716.125199978815">
            <text:p>716.13</text:p>
          </table:table-cell>
          <table:table-cell table:formula="of:=[.B16]-[.E16]" office:value-type="float" office:value="11.8748000211847">
            <text:p>11.87</text:p>
          </table:table-cell>
          <table:table-cell table:formula="of:=[.F16]^2" office:value-type="float" office:value="141.010875543128">
            <text:p>141.01</text:p>
          </table:table-cell>
          <table:table-cell table:style-name="ce7" office:value-type="string" table:number-columns-spanned="2" table:number-rows-spanned="1">
            <text:p>Intervalo de confianza</text:p>
          </table:table-cell>
          <table:covered-table-cell/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Default" table:number-columns-repeated="2"/>
          <table:table-cell table:formula="of:=[.C16]+(1)*[.D16]" office:value-type="float" office:value="728.487811182122">
            <text:p>728.49</text:p>
          </table:table-cell>
          <table:table-cell table:style-name="Default" table:number-columns-repeated="2"/>
          <table:table-cell table:formula="of:=[.E17]-[.$J$14]*[.$J$15]" office:value-type="float" office:value="713.177580851236">
            <text:p>713.177580851236</text:p>
          </table:table-cell>
          <table:table-cell table:formula="of:=[.E17]+[.$J$14]*[.$J$15]" office:value-type="float" office:value="743.798041513007">
            <text:p>743.798041513007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style-name="Default" table:number-columns-repeated="3"/>
          <table:table-cell table:formula="of:=[.$C$16]+([.A18]-15)*[.$D$16]" office:value-type="float" office:value="733.55929517242">
            <text:p>733.56</text:p>
          </table:table-cell>
          <table:table-cell table:style-name="Default" table:number-columns-repeated="2"/>
          <table:table-cell table:formula="of:=[.E18]-[.$J$15]*SQRT(1+[.E17]*[.J1]^2*(1+[.J2]*2)^2)" office:value-type="float" office:value="681.682793918408">
            <text:p>681.682793918408</text:p>
          </table:table-cell>
          <table:table-cell table:formula="of:=[.E18]+[.$J$15]*SQRT(1+[.E17]*[.J1]^2*(1+[.J2]*2)^2)" office:value-type="float" office:value="785.435796426433">
            <text:p>785.435796426433</text:p>
          </table:table-cell>
          <table:table-cell/>
        </table:table-row>
        <table:table-row table:style-name="ro2" table:number-rows-repeated="7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3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7T14:29:58</meta:creation-date>
    <dc:date>2010-04-19T13:20:37</dc:date>
    <meta:editing-duration>PT01H35M55S</meta:editing-duration>
    <meta:editing-cycles>13</meta:editing-cycles>
    <meta:generator>OpenOffice.org/3.2$Unix OpenOffice.org_project/320m12$Build-9483</meta:generator>
    <meta:document-statistic meta:table-count="3" meta:cell-count="356" meta:object-count="0"/>
  </office:meta>
</office:document-meta>
</file>